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7.879cm" svg:y="3.367cm">
            <draw:object draw:notify-on-update-of-ranges="Sheet1.A1:Sheet1.A1 Sheet1.A2:Sheet1.A41 Sheet1.B1:Sheet1.B1 Sheet1.B2:Sheet1.B41 Sheet1.C1:Sheet1.C1 Sheet1.C2:Sheet1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851cm" svg:y="13.452cm">
            <draw:object draw:notify-on-update-of-ranges="Sheet1.A45:Sheet1.A45 Sheet1.A46:Sheet1.A85 Sheet1.B45:Sheet1.B45 Sheet1.B46:Sheet1.B85 Sheet1.C45:Sheet1.C45 Sheet1.C46:Sheet1.C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ifi = 10 || Stas = 10</text:p>
          </table:table-cell>
          <table:table-cell office:value-type="string" calcext:value-type="string">
            <text:p>Wifi = 15 || Stas = 15</text:p>
          </table:table-cell>
          <table:table-cell office:value-type="string" calcext:value-type="string">
            <text:p>Wifi = 5 || Stas = 5</text:p>
          </table:table-cell>
        </table:table-row>
        <table:table-row table:style-name="ro1">
          <table:table-cell office:value-type="float" office:value="505.41" calcext:value-type="float">
            <text:p>505,41</text:p>
          </table:table-cell>
          <table:table-cell office:value-type="float" office:value="533.77" calcext:value-type="float">
            <text:p>533,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.59" calcext:value-type="float">
            <text:p>530,59</text:p>
          </table:table-cell>
          <table:table-cell office:value-type="float" office:value="0" calcext:value-type="float">
            <text:p>0</text:p>
          </table:table-cell>
          <table:table-cell office:value-type="float" office:value="168.8" calcext:value-type="float">
            <text:p>168,8</text:p>
          </table:table-cell>
        </table:table-row>
        <table:table-row table:style-name="ro1">
          <table:table-cell office:value-type="float" office:value="570.61" calcext:value-type="float">
            <text:p>570,61</text:p>
          </table:table-cell>
          <table:table-cell office:value-type="float" office:value="555.48" calcext:value-type="float">
            <text:p>555,48</text:p>
          </table:table-cell>
          <table:table-cell office:value-type="float" office:value="145.84" calcext:value-type="float">
            <text:p>145,84</text:p>
          </table:table-cell>
        </table:table-row>
        <table:table-row table:style-name="ro1">
          <table:table-cell office:value-type="float" office:value="529.07" calcext:value-type="float">
            <text:p>529,07</text:p>
          </table:table-cell>
          <table:table-cell office:value-type="float" office:value="554.61" calcext:value-type="float">
            <text:p>554,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06" calcext:value-type="float">
            <text:p>334,06</text:p>
          </table:table-cell>
          <table:table-cell office:value-type="float" office:value="573.77" calcext:value-type="float">
            <text:p>573,77</text:p>
          </table:table-cell>
          <table:table-cell office:value-type="float" office:value="139.93" calcext:value-type="float">
            <text:p>139,93</text:p>
          </table:table-cell>
        </table:table-row>
        <table:table-row table:style-name="ro1">
          <table:table-cell office:value-type="float" office:value="408.28" calcext:value-type="float">
            <text:p>408,28</text:p>
          </table:table-cell>
          <table:table-cell office:value-type="float" office:value="571.68" calcext:value-type="float">
            <text:p>571,68</text:p>
          </table:table-cell>
          <table:table-cell office:value-type="float" office:value="154.07" calcext:value-type="float">
            <text:p>154,07</text:p>
          </table:table-cell>
        </table:table-row>
        <table:table-row table:style-name="ro1">
          <table:table-cell office:value-type="float" office:value="525.66" calcext:value-type="float">
            <text:p>525,66</text:p>
          </table:table-cell>
          <table:table-cell office:value-type="float" office:value="583.98" calcext:value-type="float">
            <text:p>583,98</text:p>
          </table:table-cell>
          <table:table-cell office:value-type="float" office:value="127.88" calcext:value-type="float">
            <text:p>127,88</text:p>
          </table:table-cell>
        </table:table-row>
        <table:table-row table:style-name="ro1">
          <table:table-cell office:value-type="float" office:value="531.7" calcext:value-type="float">
            <text:p>531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.37" calcext:value-type="float">
            <text:p>388,37</text:p>
          </table:table-cell>
          <table:table-cell office:value-type="float" office:value="578.92" calcext:value-type="float">
            <text:p>578,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.34" calcext:value-type="float">
            <text:p>444,34</text:p>
          </table:table-cell>
          <table:table-cell office:value-type="float" office:value="1203.34" calcext:value-type="float">
            <text:p>1203,34</text:p>
          </table:table-cell>
          <table:table-cell office:value-type="float" office:value="531.7" calcext:value-type="float">
            <text:p>531,7</text:p>
          </table:table-cell>
        </table:table-row>
        <table:table-row table:style-name="ro1">
          <table:table-cell office:value-type="float" office:value="429.82" calcext:value-type="float">
            <text:p>429,82</text:p>
          </table:table-cell>
          <table:table-cell office:value-type="float" office:value="520.47" calcext:value-type="float">
            <text:p>520,47</text:p>
          </table:table-cell>
          <table:table-cell office:value-type="float" office:value="413.31" calcext:value-type="float">
            <text:p>413,31</text:p>
          </table:table-cell>
        </table:table-row>
        <table:table-row table:style-name="ro1">
          <table:table-cell office:value-type="float" office:value="308.23" calcext:value-type="float">
            <text:p>308,23</text:p>
          </table:table-cell>
          <table:table-cell office:value-type="float" office:value="0" calcext:value-type="float">
            <text:p>0</text:p>
          </table:table-cell>
          <table:table-cell office:value-type="float" office:value="288.96" calcext:value-type="float">
            <text:p>288,96</text:p>
          </table:table-cell>
        </table:table-row>
        <table:table-row table:style-name="ro1">
          <table:table-cell office:value-type="float" office:value="314.9" calcext:value-type="float">
            <text:p>314,9</text:p>
          </table:table-cell>
          <table:table-cell office:value-type="float" office:value="456.78" calcext:value-type="float">
            <text:p>456,78</text:p>
          </table:table-cell>
          <table:table-cell office:value-type="float" office:value="390.55" calcext:value-type="float">
            <text:p>390,55</text:p>
          </table:table-cell>
        </table:table-row>
        <table:table-row table:style-name="ro1">
          <table:table-cell office:value-type="float" office:value="534.3" calcext:value-type="float">
            <text:p>534,3</text:p>
          </table:table-cell>
          <table:table-cell office:value-type="float" office:value="0" calcext:value-type="float">
            <text:p>0</text:p>
          </table:table-cell>
          <table:table-cell office:value-type="float" office:value="339.33" calcext:value-type="float">
            <text:p>339,33</text:p>
          </table:table-cell>
        </table:table-row>
        <table:table-row table:style-name="ro1">
          <table:table-cell office:value-type="float" office:value="335.47" calcext:value-type="float">
            <text:p>335,47</text:p>
          </table:table-cell>
          <table:table-cell office:value-type="float" office:value="689.04" calcext:value-type="float">
            <text:p>689,04</text:p>
          </table:table-cell>
          <table:table-cell office:value-type="float" office:value="416.25" calcext:value-type="float">
            <text:p>416,25</text:p>
          </table:table-cell>
        </table:table-row>
        <table:table-row table:style-name="ro1">
          <table:table-cell office:value-type="float" office:value="561.9" calcext:value-type="float">
            <text:p>561,9</text:p>
          </table:table-cell>
          <table:table-cell office:value-type="float" office:value="456.06" calcext:value-type="float">
            <text:p>456,06</text:p>
          </table:table-cell>
          <table:table-cell office:value-type="float" office:value="331.91" calcext:value-type="float">
            <text:p>331,91</text:p>
          </table:table-cell>
        </table:table-row>
        <table:table-row table:style-name="ro1">
          <table:table-cell office:value-type="float" office:value="1135.85" calcext:value-type="float">
            <text:p>1135,85</text:p>
          </table:table-cell>
          <table:table-cell office:value-type="float" office:value="455.18" calcext:value-type="float">
            <text:p>455,18</text:p>
          </table:table-cell>
          <table:table-cell office:value-type="float" office:value="531.7" calcext:value-type="float">
            <text:p>531,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1.1" calcext:value-type="float">
            <text:p>55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67" calcext:value-type="float">
            <text:p>363,67</text:p>
          </table:table-cell>
          <table:table-cell office:value-type="float" office:value="0" calcext:value-type="float">
            <text:p>0</text:p>
          </table:table-cell>
          <table:table-cell office:value-type="float" office:value="213.78" calcext:value-type="float">
            <text:p>213,78</text:p>
          </table:table-cell>
        </table:table-row>
        <table:table-row table:style-name="ro1">
          <table:table-cell office:value-type="float" office:value="570.21" calcext:value-type="float">
            <text:p>570,21</text:p>
          </table:table-cell>
          <table:table-cell office:value-type="float" office:value="0" calcext:value-type="float">
            <text:p>0</text:p>
          </table:table-cell>
          <table:table-cell office:value-type="float" office:value="502.93" calcext:value-type="float">
            <text:p>502,93</text:p>
          </table:table-cell>
        </table:table-row>
        <table:table-row table:style-name="ro1">
          <table:table-cell office:value-type="float" office:value="536.89" calcext:value-type="float">
            <text:p>536,89</text:p>
          </table:table-cell>
          <table:table-cell office:value-type="float" office:value="517.21" calcext:value-type="float">
            <text:p>517,21</text:p>
          </table:table-cell>
          <table:table-cell office:value-type="float" office:value="213.03" calcext:value-type="float">
            <text:p>213,03</text:p>
          </table:table-cell>
        </table:table-row>
        <table:table-row table:style-name="ro1">
          <table:table-cell office:value-type="float" office:value="247.56" calcext:value-type="float">
            <text:p>247,56</text:p>
          </table:table-cell>
          <table:table-cell office:value-type="float" office:value="543.31" calcext:value-type="float">
            <text:p>543,31</text:p>
          </table:table-cell>
          <table:table-cell office:value-type="float" office:value="166.87" calcext:value-type="float">
            <text:p>166,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7.45" calcext:value-type="float">
            <text:p>537,45</text:p>
          </table:table-cell>
          <table:table-cell office:value-type="float" office:value="291.86" calcext:value-type="float">
            <text:p>291,86</text:p>
          </table:table-cell>
        </table:table-row>
        <table:table-row table:style-name="ro1">
          <table:table-cell office:value-type="float" office:value="1234.29" calcext:value-type="float">
            <text:p>1234,29</text:p>
          </table:table-cell>
          <table:table-cell office:value-type="float" office:value="0" calcext:value-type="float">
            <text:p>0</text:p>
          </table:table-cell>
          <table:table-cell office:value-type="float" office:value="217.05" calcext:value-type="float">
            <text:p>217,05</text:p>
          </table:table-cell>
        </table:table-row>
        <table:table-row table:style-name="ro1">
          <table:table-cell office:value-type="float" office:value="492.95" calcext:value-type="float">
            <text:p>492,95</text:p>
          </table:table-cell>
          <table:table-cell office:value-type="float" office:value="0" calcext:value-type="float">
            <text:p>0</text:p>
          </table:table-cell>
          <table:table-cell office:value-type="float" office:value="298.04" calcext:value-type="float">
            <text:p>298,04</text:p>
          </table:table-cell>
        </table:table-row>
        <table:table-row table:style-name="ro1">
          <table:table-cell office:value-type="float" office:value="430.35" calcext:value-type="float">
            <text:p>430,35</text:p>
          </table:table-cell>
          <table:table-cell office:value-type="float" office:value="476.11" calcext:value-type="float">
            <text:p>476,11</text:p>
          </table:table-cell>
          <table:table-cell office:value-type="float" office:value="293.85" calcext:value-type="float">
            <text:p>293,85</text:p>
          </table:table-cell>
        </table:table-row>
        <table:table-row table:style-name="ro1">
          <table:table-cell office:value-type="float" office:value="511.79" calcext:value-type="float">
            <text:p>511,79</text:p>
          </table:table-cell>
          <table:table-cell office:value-type="float" office:value="562.22" calcext:value-type="float">
            <text:p>562,22</text:p>
          </table:table-cell>
          <table:table-cell office:value-type="float" office:value="549.04" calcext:value-type="float">
            <text:p>549,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1.06" calcext:value-type="float">
            <text:p>561,06</text:p>
          </table:table-cell>
          <table:table-cell office:value-type="float" office:value="252.06" calcext:value-type="float">
            <text:p>252,06</text:p>
          </table:table-cell>
        </table:table-row>
        <table:table-row table:style-name="ro1">
          <table:table-cell office:value-type="float" office:value="576.89" calcext:value-type="float">
            <text:p>576,89</text:p>
          </table:table-cell>
          <table:table-cell office:value-type="float" office:value="565.88" calcext:value-type="float">
            <text:p>565,88</text:p>
          </table:table-cell>
          <table:table-cell office:value-type="float" office:value="278.02" calcext:value-type="float">
            <text:p>278,02</text:p>
          </table:table-cell>
        </table:table-row>
        <table:table-row table:style-name="ro1">
          <table:table-cell office:value-type="float" office:value="531.7" calcext:value-type="float">
            <text:p>531,7</text:p>
          </table:table-cell>
          <table:table-cell office:value-type="float" office:value="1049.39" calcext:value-type="float">
            <text:p>1049,39</text:p>
          </table:table-cell>
          <table:table-cell office:value-type="float" office:value="122.29" calcext:value-type="float">
            <text:p>122,29</text:p>
          </table:table-cell>
        </table:table-row>
        <table:table-row table:style-name="ro1">
          <table:table-cell office:value-type="float" office:value="339.21" calcext:value-type="float">
            <text:p>339,21</text:p>
          </table:table-cell>
          <table:table-cell office:value-type="float" office:value="554.22" calcext:value-type="float">
            <text:p>554,22</text:p>
          </table:table-cell>
          <table:table-cell office:value-type="float" office:value="75.79" calcext:value-type="float">
            <text:p>75,79</text:p>
          </table:table-cell>
        </table:table-row>
        <table:table-row table:style-name="ro1">
          <table:table-cell office:value-type="float" office:value="422.35" calcext:value-type="float">
            <text:p>422,35</text:p>
          </table:table-cell>
          <table:table-cell office:value-type="float" office:value="556.63" calcext:value-type="float">
            <text:p>556,63</text:p>
          </table:table-cell>
          <table:table-cell office:value-type="float" office:value="585.43" calcext:value-type="float">
            <text:p>585,43</text:p>
          </table:table-cell>
        </table:table-row>
        <table:table-row table:style-name="ro1">
          <table:table-cell office:value-type="float" office:value="365.55" calcext:value-type="float">
            <text:p>365,55</text:p>
          </table:table-cell>
          <table:table-cell office:value-type="float" office:value="0" calcext:value-type="float">
            <text:p>0</text:p>
          </table:table-cell>
          <table:table-cell office:value-type="float" office:value="295.46" calcext:value-type="float">
            <text:p>295,46</text:p>
          </table:table-cell>
        </table:table-row>
        <table:table-row table:style-name="ro1">
          <table:table-cell office:value-type="float" office:value="376.59" calcext:value-type="float">
            <text:p>376,59</text:p>
          </table:table-cell>
          <table:table-cell office:value-type="float" office:value="0" calcext:value-type="float">
            <text:p>0</text:p>
          </table:table-cell>
          <table:table-cell office:value-type="float" office:value="524.72" calcext:value-type="float">
            <text:p>524,72</text:p>
          </table:table-cell>
        </table:table-row>
        <table:table-row table:style-name="ro1">
          <table:table-cell office:value-type="float" office:value="939.13" calcext:value-type="float">
            <text:p>939,13</text:p>
          </table:table-cell>
          <table:table-cell office:value-type="float" office:value="0" calcext:value-type="float">
            <text:p>0</text:p>
          </table:table-cell>
          <table:table-cell office:value-type="float" office:value="344.84" calcext:value-type="float">
            <text:p>344,84</text:p>
          </table:table-cell>
        </table:table-row>
        <table:table-row table:style-name="ro1">
          <table:table-cell office:value-type="float" office:value="569.38" calcext:value-type="float">
            <text:p>569,38</text:p>
          </table:table-cell>
          <table:table-cell office:value-type="float" office:value="0" calcext:value-type="float">
            <text:p>0</text:p>
          </table:table-cell>
          <table:table-cell office:value-type="float" office:value="438.59" calcext:value-type="float">
            <text:p>438,59</text:p>
          </table:table-cell>
        </table:table-row>
        <table:table-row table:style-name="ro1">
          <table:table-cell office:value-type="float" office:value="437.7" calcext:value-type="float">
            <text:p>437,7</text:p>
          </table:table-cell>
          <table:table-cell office:value-type="float" office:value="587.57" calcext:value-type="float">
            <text:p>587,57</text:p>
          </table:table-cell>
          <table:table-cell office:value-type="float" office:value="388.01" calcext:value-type="float">
            <text:p>388,01</text:p>
          </table:table-cell>
        </table:table-row>
        <table:table-row table:style-name="ro1">
          <table:table-cell office:value-type="float" office:value="595.93" calcext:value-type="float">
            <text:p>595,93</text:p>
          </table:table-cell>
          <table:table-cell office:value-type="float" office:value="563.51" calcext:value-type="float">
            <text:p>563,51</text:p>
          </table:table-cell>
          <table:table-cell office:value-type="float" office:value="326.46" calcext:value-type="float">
            <text:p>326,46</text:p>
          </table:table-cell>
        </table:table-row>
        <table:table-row table:style-name="ro1">
          <table:table-cell office:value-type="float" office:value="509.13" calcext:value-type="float">
            <text:p>509,13</text:p>
          </table:table-cell>
          <table:table-cell office:value-type="float" office:value="620.09" calcext:value-type="float">
            <text:p>620,09</text:p>
          </table:table-cell>
          <table:table-cell office:value-type="float" office:value="528.78" calcext:value-type="float">
            <text:p>528,78</text:p>
          </table:table-cell>
        </table:table-row>
        <table:table-row table:style-name="ro1">
          <table:table-cell office:value-type="float" office:value="424.98" calcext:value-type="float">
            <text:p>424,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Wifi = 10 || Stas = 10</text:p>
          </table:table-cell>
          <table:table-cell office:value-type="string" calcext:value-type="string">
            <text:p>Wifi = 15 || Stas = 15</text:p>
          </table:table-cell>
          <table:table-cell office:value-type="string" calcext:value-type="string">
            <text:p>Wifi = 5 || Stas = 5</text:p>
          </table:table-cell>
        </table:table-row>
        <table:table-row table:style-name="ro1">
          <table:table-cell table:number-columns-repeated="3" office:value-type="float" office:value="529.08" calcext:value-type="float">
            <text:p>529,08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  <table:table-row table:style-name="ro1">
          <table:table-cell table:number-columns-repeated="3" office:value-type="float" office:value="531.7" calcext:value-type="float">
            <text:p>531,7</text:p>
          </table:table-cell>
        </table:table-row>
      </table:table>
      <table:named-expressions/>
      <table:database-ranges>
        <table:database-range table:name="__Anonymous_Sheet_DB__0" table:target-range-address="Sheet1.A1:Sheet1.A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5:55:03.006611666</meta:creation-date>
    <dc:date>2021-10-01T16:14:29.797174233</dc:date>
    <meta:editing-duration>PT19M25S</meta:editing-duration>
    <meta:editing-cycles>3</meta:editing-cycles>
    <meta:generator>LibreOffice/6.4.7.2$Linux_X86_64 LibreOffice_project/40$Build-2</meta:generator>
    <meta:document-statistic meta:table-count="1" meta:cell-count="24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Gráfico RX (Kbit/s)</text:p>
        </chart:title>
        <chart:legend chart:legend-position="end" svg:x="11.402cm" svg:y="3.703cm" style:legend-expansion="high" chart:style-name="ch3"/>
        <chart:plot-area chart:style-name="ch4" table:cell-range-address="Sheet1.A1:Sheet1.C41" chart:data-source-has-labels="row" svg:x="0.32cm" svg:y="1.275cm" svg:width="10.762cm" svg:height="7.545cm">
          <chartooo:coordinate-region svg:x="1.127cm" svg:y="1.475cm" svg:width="9.63cm" svg:height="6.5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41" chart:label-cell-address="Sheet1.A1:Sheet1.A1" chart:class="chart:line">
            <chart:data-point chart:repeated="40"/>
          </chart:series>
          <chart:series chart:style-name="ch8" chart:values-cell-range-address="Sheet1.B2:Sheet1.B41" chart:label-cell-address="Sheet1.B1:Sheet1.B1" chart:class="chart:line">
            <chart:data-point chart:repeated="40"/>
          </chart:series>
          <chart:series chart:style-name="ch9" chart:values-cell-range-address="Sheet1.C2:Sheet1.C41" chart:label-cell-address="Sheet1.C1:Sheet1.C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fi = 10 || Stas = 10</text:p>
                <draw:g>
                  <svg:desc>Sheet1.A1:Sheet1.A1</svg:desc>
                </draw:g>
              </table:table-cell>
              <table:table-cell office:value-type="string">
                <text:p>Wifi = 15 || Stas = 15</text:p>
                <draw:g>
                  <svg:desc>Sheet1.B1:Sheet1.B1</svg:desc>
                </draw:g>
              </table:table-cell>
              <table:table-cell office:value-type="string">
                <text:p>Wifi = 5 || Stas = 5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5.41">
                <text:p>505.41</text:p>
                <draw:g>
                  <svg:desc>Sheet1.A2:Sheet1.A41</svg:desc>
                </draw:g>
              </table:table-cell>
              <table:table-cell office:value-type="float" office:value="533.77">
                <text:p>533.77</text:p>
                <draw:g>
                  <svg:desc>Sheet1.B2:Sheet1.B41</svg:desc>
                </draw:g>
              </table:table-cell>
              <table:table-cell office:value-type="float" office:value="0">
                <text:p>0</text:p>
                <draw:g>
                  <svg:desc>Sheet1.C2:Sheet1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0.59">
                <text:p>530.59</text:p>
              </table:table-cell>
              <table:table-cell office:value-type="float" office:value="0">
                <text:p>0</text:p>
              </table:table-cell>
              <table:table-cell office:value-type="float" office:value="168.8">
                <text:p>168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0.61">
                <text:p>570.61</text:p>
              </table:table-cell>
              <table:table-cell office:value-type="float" office:value="555.48">
                <text:p>555.48</text:p>
              </table:table-cell>
              <table:table-cell office:value-type="float" office:value="145.84">
                <text:p>145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9.07">
                <text:p>529.07</text:p>
              </table:table-cell>
              <table:table-cell office:value-type="float" office:value="554.61">
                <text:p>55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4.06">
                <text:p>334.06</text:p>
              </table:table-cell>
              <table:table-cell office:value-type="float" office:value="573.77">
                <text:p>573.77</text:p>
              </table:table-cell>
              <table:table-cell office:value-type="float" office:value="139.93">
                <text:p>139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.28">
                <text:p>408.28</text:p>
              </table:table-cell>
              <table:table-cell office:value-type="float" office:value="571.68">
                <text:p>571.68</text:p>
              </table:table-cell>
              <table:table-cell office:value-type="float" office:value="154.07">
                <text:p>154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.66">
                <text:p>525.66</text:p>
              </table:table-cell>
              <table:table-cell office:value-type="float" office:value="583.98">
                <text:p>583.98</text:p>
              </table:table-cell>
              <table:table-cell office:value-type="float" office:value="127.88">
                <text:p>127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1.7">
                <text:p>53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8.37">
                <text:p>388.37</text:p>
              </table:table-cell>
              <table:table-cell office:value-type="float" office:value="578.92">
                <text:p>578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.34">
                <text:p>444.34</text:p>
              </table:table-cell>
              <table:table-cell office:value-type="float" office:value="1203.34">
                <text:p>1203.34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9.82">
                <text:p>429.82</text:p>
              </table:table-cell>
              <table:table-cell office:value-type="float" office:value="520.47">
                <text:p>520.47</text:p>
              </table:table-cell>
              <table:table-cell office:value-type="float" office:value="413.31">
                <text:p>413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8.23">
                <text:p>308.23</text:p>
              </table:table-cell>
              <table:table-cell office:value-type="float" office:value="0">
                <text:p>0</text:p>
              </table:table-cell>
              <table:table-cell office:value-type="float" office:value="288.96">
                <text:p>288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4.9">
                <text:p>314.9</text:p>
              </table:table-cell>
              <table:table-cell office:value-type="float" office:value="456.78">
                <text:p>456.78</text:p>
              </table:table-cell>
              <table:table-cell office:value-type="float" office:value="390.55">
                <text:p>390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4.3">
                <text:p>534.3</text:p>
              </table:table-cell>
              <table:table-cell office:value-type="float" office:value="0">
                <text:p>0</text:p>
              </table:table-cell>
              <table:table-cell office:value-type="float" office:value="339.33">
                <text:p>339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5.47">
                <text:p>335.47</text:p>
              </table:table-cell>
              <table:table-cell office:value-type="float" office:value="689.04">
                <text:p>689.04</text:p>
              </table:table-cell>
              <table:table-cell office:value-type="float" office:value="416.25">
                <text:p>416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1.9">
                <text:p>561.9</text:p>
              </table:table-cell>
              <table:table-cell office:value-type="float" office:value="456.06">
                <text:p>456.06</text:p>
              </table:table-cell>
              <table:table-cell office:value-type="float" office:value="331.91">
                <text:p>331.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5.85">
                <text:p>1135.85</text:p>
              </table:table-cell>
              <table:table-cell office:value-type="float" office:value="455.18">
                <text:p>455.18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551.1">
                <text:p>55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3.67">
                <text:p>363.67</text:p>
              </table:table-cell>
              <table:table-cell office:value-type="float" office:value="0">
                <text:p>0</text:p>
              </table:table-cell>
              <table:table-cell office:value-type="float" office:value="213.78">
                <text:p>213.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.21">
                <text:p>570.21</text:p>
              </table:table-cell>
              <table:table-cell office:value-type="float" office:value="0">
                <text:p>0</text:p>
              </table:table-cell>
              <table:table-cell office:value-type="float" office:value="502.93">
                <text:p>502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6.89">
                <text:p>536.89</text:p>
              </table:table-cell>
              <table:table-cell office:value-type="float" office:value="517.21">
                <text:p>517.21</text:p>
              </table:table-cell>
              <table:table-cell office:value-type="float" office:value="213.03">
                <text:p>213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7.56">
                <text:p>247.56</text:p>
              </table:table-cell>
              <table:table-cell office:value-type="float" office:value="543.31">
                <text:p>543.31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537.45">
                <text:p>537.45</text:p>
              </table:table-cell>
              <table:table-cell office:value-type="float" office:value="291.86">
                <text:p>291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4.29">
                <text:p>1234.29</text:p>
              </table:table-cell>
              <table:table-cell office:value-type="float" office:value="0">
                <text:p>0</text:p>
              </table:table-cell>
              <table:table-cell office:value-type="float" office:value="217.05">
                <text:p>217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2.95">
                <text:p>492.95</text:p>
              </table:table-cell>
              <table:table-cell office:value-type="float" office:value="0">
                <text:p>0</text:p>
              </table:table-cell>
              <table:table-cell office:value-type="float" office:value="298.04">
                <text:p>298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0.35">
                <text:p>430.35</text:p>
              </table:table-cell>
              <table:table-cell office:value-type="float" office:value="476.11">
                <text:p>476.11</text:p>
              </table:table-cell>
              <table:table-cell office:value-type="float" office:value="293.85">
                <text:p>293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1.79">
                <text:p>511.79</text:p>
              </table:table-cell>
              <table:table-cell office:value-type="float" office:value="562.22">
                <text:p>562.22</text:p>
              </table:table-cell>
              <table:table-cell office:value-type="float" office:value="549.04">
                <text:p>549.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561.06">
                <text:p>561.06</text:p>
              </table:table-cell>
              <table:table-cell office:value-type="float" office:value="252.06">
                <text:p>252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6.89">
                <text:p>576.89</text:p>
              </table:table-cell>
              <table:table-cell office:value-type="float" office:value="565.88">
                <text:p>565.88</text:p>
              </table:table-cell>
              <table:table-cell office:value-type="float" office:value="278.02">
                <text:p>278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1.7">
                <text:p>531.7</text:p>
              </table:table-cell>
              <table:table-cell office:value-type="float" office:value="1049.39">
                <text:p>1049.39</text:p>
              </table:table-cell>
              <table:table-cell office:value-type="float" office:value="122.29">
                <text:p>122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9.21">
                <text:p>339.21</text:p>
              </table:table-cell>
              <table:table-cell office:value-type="float" office:value="554.22">
                <text:p>554.22</text:p>
              </table:table-cell>
              <table:table-cell office:value-type="float" office:value="75.79">
                <text:p>75.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2.35">
                <text:p>422.35</text:p>
              </table:table-cell>
              <table:table-cell office:value-type="float" office:value="556.63">
                <text:p>556.63</text:p>
              </table:table-cell>
              <table:table-cell office:value-type="float" office:value="585.43">
                <text:p>585.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5.55">
                <text:p>365.55</text:p>
              </table:table-cell>
              <table:table-cell office:value-type="float" office:value="0">
                <text:p>0</text:p>
              </table:table-cell>
              <table:table-cell office:value-type="float" office:value="295.46">
                <text:p>295.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6.59">
                <text:p>376.59</text:p>
              </table:table-cell>
              <table:table-cell office:value-type="float" office:value="0">
                <text:p>0</text:p>
              </table:table-cell>
              <table:table-cell office:value-type="float" office:value="524.72">
                <text:p>524.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39.13">
                <text:p>939.13</text:p>
              </table:table-cell>
              <table:table-cell office:value-type="float" office:value="0">
                <text:p>0</text:p>
              </table:table-cell>
              <table:table-cell office:value-type="float" office:value="344.84">
                <text:p>344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9.38">
                <text:p>569.38</text:p>
              </table:table-cell>
              <table:table-cell office:value-type="float" office:value="0">
                <text:p>0</text:p>
              </table:table-cell>
              <table:table-cell office:value-type="float" office:value="438.59">
                <text:p>438.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7.7">
                <text:p>437.7</text:p>
              </table:table-cell>
              <table:table-cell office:value-type="float" office:value="587.57">
                <text:p>587.57</text:p>
              </table:table-cell>
              <table:table-cell office:value-type="float" office:value="388.01">
                <text:p>388.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5.93">
                <text:p>595.93</text:p>
              </table:table-cell>
              <table:table-cell office:value-type="float" office:value="563.51">
                <text:p>563.51</text:p>
              </table:table-cell>
              <table:table-cell office:value-type="float" office:value="326.46">
                <text:p>326.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9.13">
                <text:p>509.13</text:p>
              </table:table-cell>
              <table:table-cell office:value-type="float" office:value="620.09">
                <text:p>620.09</text:p>
              </table:table-cell>
              <table:table-cell office:value-type="float" office:value="528.78">
                <text:p>528.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4.98">
                <text:p>424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Gráfico TX (Kbit/s)</text:p>
        </chart:title>
        <chart:legend chart:legend-position="end" svg:x="11.402cm" svg:y="3.703cm" style:legend-expansion="high" chart:style-name="ch3"/>
        <chart:plot-area chart:style-name="ch4" table:cell-range-address="Sheet1.A45:Sheet1.C85" chart:data-source-has-labels="row" svg:x="0.32cm" svg:y="1.275cm" svg:width="10.762cm" svg:height="7.545cm">
          <chartooo:coordinate-region svg:x="1.418cm" svg:y="1.474cm" svg:width="9.524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46:Sheet1.A85" chart:label-cell-address="Sheet1.A45:Sheet1.A45" chart:class="chart:line">
            <chart:data-point chart:repeated="40"/>
          </chart:series>
          <chart:series chart:style-name="ch8" chart:values-cell-range-address="Sheet1.B46:Sheet1.B85" chart:label-cell-address="Sheet1.B45:Sheet1.B45" chart:class="chart:line">
            <chart:data-point chart:repeated="40"/>
          </chart:series>
          <chart:series chart:style-name="ch9" chart:values-cell-range-address="Sheet1.C46:Sheet1.C85" chart:label-cell-address="Sheet1.C45:Sheet1.C45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fi = 10 || Stas = 10</text:p>
                <draw:g>
                  <svg:desc>Sheet1.A45:Sheet1.A45</svg:desc>
                </draw:g>
              </table:table-cell>
              <table:table-cell office:value-type="string">
                <text:p>Wifi = 15 || Stas = 15</text:p>
                <draw:g>
                  <svg:desc>Sheet1.B45:Sheet1.B45</svg:desc>
                </draw:g>
              </table:table-cell>
              <table:table-cell office:value-type="string">
                <text:p>Wifi = 5 || Stas = 5</text:p>
                <draw:g>
                  <svg:desc>Sheet1.C45:Sheet1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9.08">
                <text:p>529.08</text:p>
                <draw:g>
                  <svg:desc>Sheet1.A46:Sheet1.A85</svg:desc>
                </draw:g>
              </table:table-cell>
              <table:table-cell office:value-type="float" office:value="529.08">
                <text:p>529.08</text:p>
                <draw:g>
                  <svg:desc>Sheet1.B46:Sheet1.B85</svg:desc>
                </draw:g>
              </table:table-cell>
              <table:table-cell office:value-type="float" office:value="529.08">
                <text:p>529.08</text:p>
                <draw:g>
                  <svg:desc>Sheet1.C46:Sheet1.C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  <table:table-cell office:value-type="float" office:value="531.7">
                <text:p>531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